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89.55pt"/>
    </style:style>
    <style:style style:name="co7" style:family="table-column">
      <style:table-column-properties fo:break-before="auto" style:column-width="104.85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e-examen</text:p>
          </table:table-cell>
          <table:table-cell table:style-name="ce22" office:value-type="string" calcext:value-type="string">
            <text:p>Extraordinaria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.03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16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9">
          <table:table-cell table:style-name="Default" table:number-columns-repeated="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841.69pt" style:num-format="1" style:print-orientation="landscape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1:54:32.174655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1-27T12:03:28.282025225</dc:date>
    <meta:editing-cycles>18</meta:editing-cycles>
    <meta:editing-duration>PT11H50M55S</meta:editing-duration>
    <meta:document-statistic meta:table-count="1" meta:cell-count="135" meta:object-count="0"/>
  </office:meta>
</office:document-meta>
</file>